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ummy Dead Pharaoh Abilities</text:p>
      <text:p text:style-name="P5"/>
      <text:p text:style-name="P3">Level 1-5</text:p>
      <text:p text:style-name="P3"/>
      <text:p text:style-name="P4">Cantrip:</text:p>
      <text:p text:style-name="P4"/>
      <text:p text:style-name="P2">Bile</text:p>
      <text:p text:style-name="P1">Range: </text:p>
      <text:p text:style-name="P1">Action: </text:p>
      <text:p text:style-name="P1">Duration: </text:p>
      <text:p text:style-name="P1">Description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1T03:46:24.88</meta:creation-date>
    <dc:date>2015-03-21T03:54:45.06</dc:date>
    <meta:editing-duration>PT2M21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8" meta:word-count="12" meta:character-count="87"/>
  </office:meta>
</office:document-meta>
</file>